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7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7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7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7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7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7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7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7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</office:automatic-styles>
  <office:body>
    <office:text text:use-soft-page-breaks="true">
      <text:p text:style-name="P1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80582662" office:target-frame-name="_top" xlink:show="replace"><text:span text:style-name="Hyperlink">1 Applied Layout for Multi-Task Learning (MTL) and Related Concepts</text:span><text:tab/>1</text:a></text:p>
          <text:p text:style-name="P3"><text:a xlink:href="#_Toc180582663" office:target-frame-name="_top" xlink:show="replace"><text:span text:style-name="Hyperlink">Research Competitors:</text:span><text:tab/>1</text:a></text:p>
          <text:p text:style-name="P4"><text:a xlink:href="#_Toc180582664" office:target-frame-name="_top" xlink:show="replace"><text:span text:style-name="Hyperlink">List of Competitors with Similar Ideas:</text:span><text:tab/>1</text:a></text:p>
          <text:p text:style-name="P5"><text:a xlink:href="#_Toc180582665" office:target-frame-name="_top" xlink:show="replace"><text:span text:style-name="Hyperlink">Sources:</text:span><text:tab/>1</text:a></text:p>
          <text:p text:style-name="P6"><text:a xlink:href="#_Toc180582666" office:target-frame-name="_top" xlink:show="replace"><text:span text:style-name="Hyperlink">What Features They Have:</text:span><text:tab/>1</text:a></text:p>
          <text:p text:style-name="P7"><text:a xlink:href="#_Toc180582667" office:target-frame-name="_top" xlink:show="replace"><text:span text:style-name="Hyperlink">What Can Be Improved:</text:span><text:tab/>1</text:a></text:p>
          <text:p text:style-name="P8"><text:a xlink:href="#_Toc180582668" office:target-frame-name="_top" xlink:show="replace"><text:span text:style-name="Hyperlink">Research Theory:</text:span><text:tab/>1</text:a></text:p>
          <text:p text:style-name="P9"><text:a xlink:href="#_Toc180582669" office:target-frame-name="_top" xlink:show="replace"><text:span text:style-name="Hyperlink">Explanation of What the App Is:</text:span><text:tab/>1</text:a></text:p>
          <text:p text:style-name="P10"><text:a xlink:href="#_Toc180582670" office:target-frame-name="_top" xlink:show="replace"><text:span text:style-name="Hyperlink">Why We Are Making It:</text:span><text:tab/>2</text:a></text:p>
          <text:p text:style-name="P11"><text:a xlink:href="#_Toc180582671" office:target-frame-name="_top" xlink:show="replace"><text:span text:style-name="Hyperlink">What It Will Be Used For:</text:span><text:tab/>2</text:a></text:p>
          <text:p text:style-name="P12"><text:a xlink:href="#_Toc180582672" office:target-frame-name="_top" xlink:show="replace"><text:span text:style-name="Hyperlink">How It Works:</text:span><text:tab/>2</text:a></text:p>
          <text:p text:style-name="P13"><text:a xlink:href="#_Toc180582673" office:target-frame-name="_top" xlink:show="replace"><text:span text:style-name="Hyperlink">Risk Assessment:</text:span><text:tab/>2</text:a></text:p>
          <text:p text:style-name="P14"><text:a xlink:href="#_Toc180582674" office:target-frame-name="_top" xlink:show="replace"><text:span text:style-name="Hyperlink">Potential Risks:</text:span><text:tab/>2</text:a></text:p>
          <text:p text:style-name="P15"><text:a xlink:href="#_Toc180582675" office:target-frame-name="_top" xlink:show="replace"><text:span text:style-name="Hyperlink">Severity of Risks:</text:span><text:tab/>2</text:a></text:p>
          <text:p text:style-name="P16"><text:a xlink:href="#_Toc180582676" office:target-frame-name="_top" xlink:show="replace"><text:span text:style-name="Hyperlink">Mitigation of Risks:</text:span><text:tab/>2</text:a></text:p>
          <text:p text:style-name="P17"><text:a xlink:href="#_Toc180582677" office:target-frame-name="_top" xlink:show="replace"><text:span text:style-name="Hyperlink">2. Loss Function in Multi-Task Learning (MTL)</text:span><text:tab/>3</text:a></text:p>
          <text:p text:style-name="P18"><text:a xlink:href="#_Toc180582678" office:target-frame-name="_top" xlink:show="replace"><text:span text:style-name="Hyperlink">Research Competitors:</text:span><text:tab/>3</text:a></text:p>
          <text:p text:style-name="P19"><text:a xlink:href="#_Toc180582679" office:target-frame-name="_top" xlink:show="replace"><text:span text:style-name="Hyperlink">List of Competitors with Similar Ideas:</text:span><text:tab/>3</text:a></text:p>
          <text:p text:style-name="P20"><text:a xlink:href="#_Toc180582680" office:target-frame-name="_top" xlink:show="replace"><text:span text:style-name="Hyperlink">What Features They Have:</text:span><text:tab/>3</text:a></text:p>
          <text:p text:style-name="P21"><text:a xlink:href="#_Toc180582681" office:target-frame-name="_top" xlink:show="replace"><text:span text:style-name="Hyperlink">What Can Be Improved:</text:span><text:tab/>3</text:a></text:p>
          <text:p text:style-name="P22"><text:a xlink:href="#_Toc180582682" office:target-frame-name="_top" xlink:show="replace"><text:span text:style-name="Hyperlink">Research Theory:</text:span><text:tab/>3</text:a></text:p>
          <text:p text:style-name="P23"><text:a xlink:href="#_Toc180582683" office:target-frame-name="_top" xlink:show="replace"><text:span text:style-name="Hyperlink">Explanation of What the App Is:</text:span><text:tab/>3</text:a></text:p>
          <text:p text:style-name="P24"><text:a xlink:href="#_Toc180582684" office:target-frame-name="_top" xlink:show="replace"><text:span text:style-name="Hyperlink">Why We Are Making It:</text:span><text:tab/>3</text:a></text:p>
          <text:p text:style-name="P25"><text:a xlink:href="#_Toc180582685" office:target-frame-name="_top" xlink:show="replace"><text:span text:style-name="Hyperlink">What It Will Be Used For:</text:span><text:tab/>3</text:a></text:p>
          <text:p text:style-name="P26"><text:a xlink:href="#_Toc180582686" office:target-frame-name="_top" xlink:show="replace"><text:span text:style-name="Hyperlink">How It Differs from Competitors:</text:span><text:tab/>3</text:a></text:p>
          <text:p text:style-name="P27"><text:a xlink:href="#_Toc180582687" office:target-frame-name="_top" xlink:show="replace"><text:span text:style-name="Hyperlink">How It Works:</text:span><text:tab/>3</text:a></text:p>
          <text:p text:style-name="P28"><text:a xlink:href="#_Toc180582688" office:target-frame-name="_top" xlink:show="replace"><text:span text:style-name="Hyperlink">How We Made It:</text:span><text:tab/>3</text:a></text:p>
          <text:p text:style-name="P29"><text:a xlink:href="#_Toc180582689" office:target-frame-name="_top" xlink:show="replace"><text:span text:style-name="Hyperlink">Risk Assessment:</text:span><text:tab/>4</text:a></text:p>
          <text:p text:style-name="P30"><text:a xlink:href="#_Toc180582690" office:target-frame-name="_top" xlink:show="replace"><text:span text:style-name="Hyperlink">Potential Risks:</text:span><text:tab/>4</text:a></text:p>
          <text:p text:style-name="P31"><text:a xlink:href="#_Toc180582691" office:target-frame-name="_top" xlink:show="replace"><text:span text:style-name="Hyperlink">Severity of Risks:</text:span><text:tab/>4</text:a></text:p>
          <text:p text:style-name="P32"><text:a xlink:href="#_Toc180582692" office:target-frame-name="_top" xlink:show="replace"><text:span text:style-name="Hyperlink">Mitigation of Risks:</text:span><text:tab/>4</text:a></text:p>
          <text:p text:style-name="P33"><text:a xlink:href="#_Toc180582693" office:target-frame-name="_top" xlink:show="replace"><text:span text:style-name="Hyperlink">3. Age-Loss in Facial Attribute Estimation</text:span><text:tab/>4</text:a></text:p>
          <text:p text:style-name="P34"><text:a xlink:href="#_Toc180582694" office:target-frame-name="_top" xlink:show="replace"><text:span text:style-name="Hyperlink">Research Competitors:</text:span><text:tab/>4</text:a></text:p>
          <text:p text:style-name="P35"><text:a xlink:href="#_Toc180582695" office:target-frame-name="_top" xlink:show="replace"><text:span text:style-name="Hyperlink">List of Competitors with Similar Ideas:</text:span><text:tab/>4</text:a></text:p>
          <text:p text:style-name="P36"><text:a xlink:href="#_Toc180582696" office:target-frame-name="_top" xlink:show="replace"><text:span text:style-name="Hyperlink">Reference the Sources:</text:span><text:tab/>4</text:a></text:p>
          <text:p text:style-name="P37"><text:a xlink:href="#_Toc180582697" office:target-frame-name="_top" xlink:show="replace"><text:span text:style-name="Hyperlink">What Features They Have:</text:span><text:tab/>4</text:a></text:p>
          <text:p text:style-name="P38"><text:a xlink:href="#_Toc180582698" office:target-frame-name="_top" xlink:show="replace"><text:span text:style-name="Hyperlink">What Can Be Improved:</text:span><text:tab/>4</text:a></text:p>
          <text:p text:style-name="P39"><text:a xlink:href="#_Toc180582699" office:target-frame-name="_top" xlink:show="replace"><text:span text:style-name="Hyperlink">Explanation of What the App Is:</text:span><text:tab/>5</text:a></text:p>
          <text:p text:style-name="P40"><text:a xlink:href="#_Toc180582700" office:target-frame-name="_top" xlink:show="replace"><text:span text:style-name="Hyperlink">Why We Are Making It:</text:span><text:tab/>5</text:a></text:p>
          <text:p text:style-name="P41"><text:a xlink:href="#_Toc180582701" office:target-frame-name="_top" xlink:show="replace"><text:span text:style-name="Hyperlink">What It Will Be Used For:</text:span><text:tab/>5</text:a></text:p>
          <text:p text:style-name="P42"><text:a xlink:href="#_Toc180582702" office:target-frame-name="_top" xlink:show="replace"><text:span text:style-name="Hyperlink">How It Differs from Competitors:</text:span><text:tab/>5</text:a></text:p>
          <text:p text:style-name="P43"><text:a xlink:href="#_Toc180582703" office:target-frame-name="_top" xlink:show="replace"><text:span text:style-name="Hyperlink">How It Works:</text:span><text:tab/>5</text:a></text:p>
          <text:p text:style-name="P44"><text:a xlink:href="#_Toc180582704" office:target-frame-name="_top" xlink:show="replace"><text:span text:style-name="Hyperlink">How We Made It:</text:span><text:tab/>5</text:a></text:p>
          <text:p text:style-name="P45"><text:a xlink:href="#_Toc180582705" office:target-frame-name="_top" xlink:show="replace"><text:span text:style-name="Hyperlink">Potential Risks:</text:span><text:tab/>5</text:a></text:p>
          <text:p text:style-name="P46"><text:a xlink:href="#_Toc180582706" office:target-frame-name="_top" xlink:show="replace"><text:span text:style-name="Hyperlink">Severity of Risks:</text:span><text:tab/>5</text:a></text:p>
          <text:p text:style-name="P47"><text:a xlink:href="#_Toc180582707" office:target-frame-name="_top" xlink:show="replace"><text:span text:style-name="Hyperlink">Mitigation of Risks:</text:span><text:tab/>5</text:a></text:p>
          <text:p text:style-name="P48"><text:a xlink:href="#_Toc180582708" office:target-frame-name="_top" xlink:show="replace"><text:span text:style-name="Hyperlink">Research Competitors:</text:span><text:tab/>5</text:a></text:p>
          <text:p text:style-name="P49"><text:a xlink:href="#_Toc180582709" office:target-frame-name="_top" xlink:show="replace"><text:span text:style-name="Hyperlink">Reference the Sources:</text:span><text:tab/>6</text:a></text:p>
          <text:p text:style-name="P50"><text:a xlink:href="#_Toc180582710" office:target-frame-name="_top" xlink:show="replace"><text:span text:style-name="Hyperlink">What Features They Have:</text:span><text:tab/>6</text:a></text:p>
          <text:p text:style-name="P51"><text:a xlink:href="#_Toc180582711" office:target-frame-name="_top" xlink:show="replace"><text:span text:style-name="Hyperlink">What Can Be Improved:</text:span><text:tab/>6</text:a></text:p>
          <text:p text:style-name="P52"><text:a xlink:href="#_Toc180582712" office:target-frame-name="_top" xlink:show="replace"><text:span text:style-name="Hyperlink">Research Theory:</text:span><text:tab/>6</text:a></text:p>
          <text:p text:style-name="P53"><text:a xlink:href="#_Toc180582713" office:target-frame-name="_top" xlink:show="replace"><text:span text:style-name="Hyperlink">Explanation of What the App Is:</text:span><text:tab/>6</text:a></text:p>
          <text:p text:style-name="P54"><text:a xlink:href="#_Toc180582714" office:target-frame-name="_top" xlink:show="replace"><text:span text:style-name="Hyperlink">Why We Are Making It:</text:span><text:tab/>6</text:a></text:p>
          <text:p text:style-name="P55"><text:a xlink:href="#_Toc180582715" office:target-frame-name="_top" xlink:show="replace"><text:span text:style-name="Hyperlink">What It Will Be Used For:</text:span><text:tab/>6</text:a></text:p>
          <text:p text:style-name="P56"><text:a xlink:href="#_Toc180582716" office:target-frame-name="_top" xlink:show="replace"><text:span text:style-name="Hyperlink">How It Differs from Competitors:</text:span><text:tab/>6</text:a></text:p>
          <text:p text:style-name="P57"><text:a xlink:href="#_Toc180582717" office:target-frame-name="_top" xlink:show="replace"><text:span text:style-name="Hyperlink">How It Works:</text:span><text:tab/>6</text:a></text:p>
          <text:p text:style-name="P58"><text:a xlink:href="#_Toc180582718" office:target-frame-name="_top" xlink:show="replace"><text:span text:style-name="Hyperlink">How We Made It:</text:span><text:tab/>6</text:a></text:p>
          <text:p text:style-name="P59"><text:a xlink:href="#_Toc180582719" office:target-frame-name="_top" xlink:show="replace"><text:span text:style-name="Hyperlink">Risk Assessment:</text:span><text:tab/>6</text:a></text:p>
          <text:p text:style-name="P60"><text:a xlink:href="#_Toc180582720" office:target-frame-name="_top" xlink:show="replace"><text:span text:style-name="Hyperlink">Potential Risks:</text:span><text:tab/>6</text:a></text:p>
          <text:p text:style-name="P61"><text:a xlink:href="#_Toc180582721" office:target-frame-name="_top" xlink:show="replace"><text:span text:style-name="Hyperlink">Severity of Risks:</text:span><text:tab/>7</text:a></text:p>
          <text:p text:style-name="P62"><text:a xlink:href="#_Toc180582722" office:target-frame-name="_top" xlink:show="replace"><text:span text:style-name="Hyperlink">Mitigation of Risks:</text:span><text:tab/>7</text:a></text:p>
          <text:p text:style-name="P63"><text:a xlink:href="#_Toc180582723" office:target-frame-name="_top" xlink:show="replace"><text:span text:style-name="Hyperlink">6. EfficientNet-B3 Overview</text:span><text:tab/>7</text:a></text:p>
          <text:p text:style-name="P64"><text:a xlink:href="#_Toc180582724" office:target-frame-name="_top" xlink:show="replace"><text:span text:style-name="Hyperlink">Research Competitors:</text:span><text:tab/>7</text:a></text:p>
          <text:p text:style-name="P65"><text:a xlink:href="#_Toc180582725" office:target-frame-name="_top" xlink:show="replace"><text:span text:style-name="Hyperlink">What Features They Have:</text:span><text:tab/>7</text:a></text:p>
          <text:p text:style-name="P66"><text:a xlink:href="#_Toc180582726" office:target-frame-name="_top" xlink:show="replace"><text:span text:style-name="Hyperlink">What Can Be Improved:</text:span><text:tab/>7</text:a></text:p>
          <text:p text:style-name="P67"><text:a xlink:href="#_Toc180582727" office:target-frame-name="_top" xlink:show="replace"><text:span text:style-name="Hyperlink">Research Theory:</text:span><text:tab/>7</text:a></text:p>
          <text:p text:style-name="P68"><text:a xlink:href="#_Toc180582728" office:target-frame-name="_top" xlink:show="replace"><text:span text:style-name="Hyperlink">Explanation of What the App Is:</text:span><text:tab/>7</text:a></text:p>
          <text:p text:style-name="P69"><text:a xlink:href="#_Toc180582729" office:target-frame-name="_top" xlink:show="replace"><text:span text:style-name="Hyperlink">Why We Are Making It:</text:span><text:tab/>7</text:a></text:p>
          <text:p text:style-name="P70"><text:a xlink:href="#_Toc180582730" office:target-frame-name="_top" xlink:show="replace"><text:span text:style-name="Hyperlink">What It Will Be Used For:</text:span><text:tab/>7</text:a></text:p>
          <text:p text:style-name="P71"><text:a xlink:href="#_Toc180582731" office:target-frame-name="_top" xlink:show="replace"><text:span text:style-name="Hyperlink">How It Differs from Competitors:</text:span><text:tab/>7</text:a></text:p>
          <text:p text:style-name="P72"><text:a xlink:href="#_Toc180582732" office:target-frame-name="_top" xlink:show="replace"><text:span text:style-name="Hyperlink">How It Works:</text:span><text:tab/>8</text:a></text:p>
          <text:p text:style-name="P73"><text:a xlink:href="#_Toc180582733" office:target-frame-name="_top" xlink:show="replace"><text:span text:style-name="Hyperlink">How We Made It:</text:span><text:tab/>8</text:a></text:p>
          <text:p text:style-name="P74"><text:a xlink:href="#_Toc180582734" office:target-frame-name="_top" xlink:show="replace"><text:span text:style-name="Hyperlink">Risk Assessment:</text:span><text:tab/>8</text:a></text:p>
          <text:p text:style-name="P75"><text:a xlink:href="#_Toc180582735" office:target-frame-name="_top" xlink:show="replace"><text:span text:style-name="Hyperlink">Potential Risks:</text:span><text:tab/>8</text:a></text:p>
          <text:p text:style-name="P76"><text:a xlink:href="#_Toc180582736" office:target-frame-name="_top" xlink:show="replace"><text:span text:style-name="Hyperlink">Severity of Risks:</text:span><text:tab/>8</text:a></text:p>
          <text:p text:style-name="P77"><text:a xlink:href="#_Toc180582737" office:target-frame-name="_top" xlink:show="replace"><text:span text:style-name="Hyperlink">Mitigation of Risks:</text:span><text:tab/>8</text:a></text:p>
        </text:index-body>
      </text:table-of-content>
      <text:p text:style-name="Normal"/>
      <text:p text:style-name="Normal"/>
      <text:p text:style-name="Normal"/>
      <text:h text:style-name="Heading1" text:outline-level="1"><text:bookmark-start text:name="_Toc180582662"/>1 Applied Layout for Multi-Task Learning (MTL) and Related Concepts<text:bookmark-end text:name="_Toc180582662"/></text:h>
      <text:h text:style-name="Heading1" text:outline-level="1"><text:bookmark-start text:name="_Toc180582663"/>Research Competitors:<text:bookmark-end text:name="_Toc180582663"/></text:h>
      <text:p text:style-name="Normal"/>
      <text:h text:style-name="Heading1" text:outline-level="1"><text:bookmark-start text:name="_Toc180582664"/>List of Competitors with Similar Ideas:<text:bookmark-end text:name="_Toc180582664"/></text:h>
      <text:p text:style-name="Normal">Other models used in facial attribute estimation, such as VGGFace, ResNet, or FaceNet, which address age, gender, and race detection.</text:p>
      <text:p text:style-name="Normal">Face detection frameworks like OpenCV’s Haar cascades and Dlib’s HOG-based face detection.</text:p>
      <text:h text:style-name="Heading1" text:outline-level="1"><text:bookmark-start text:name="_Toc180582665"/>Sources:<text:bookmark-end text:name="_Toc180582665"/></text:h>
      <text:p text:style-name="Normal">Zhang et al. (2016) introduced MTCNN for facial detection.</text:p>
      <text:p text:style-name="Normal">EfficientNet family was developed by Google Brain.</text:p>
      <text:p text:style-name="Normal">Comparison studies of RGB vs. HSV color spaces for facial recognition.</text:p>
      <text:h text:style-name="Heading1" text:outline-level="1"><text:bookmark-start text:name="_Toc180582666"/>What Features They Have:<text:bookmark-end text:name="_Toc180582666"/></text:h>
      <text:p text:style-name="Normal">VGGFace: Known for its high accuracy in face verification.</text:p>
      <text:p text:style-name="Normal">ResNet: Uses residual connections for deeper architectures.</text:p>
      <text:p text:style-name="Normal">FaceNet: Generates embeddings for face recognition.</text:p>
      <text:p text:style-name="Normal">MTCNN: Integrates face detection with facial landmark alignment.</text:p>
      <text:h text:style-name="Heading1" text:outline-level="1"><text:bookmark-start text:name="_Toc180582667"/>What Can Be Improved:<text:bookmark-end text:name="_Toc180582667"/></text:h>
      <text:p text:style-name="Normal">Handling of diverse facial expressions and skin tone variations.</text:p>
      <text:p text:style-name="Normal">Robustness against obstructions and poor image quality.</text:p>
      <text:p text:style-name="Normal">Efficient resource use in real-time applications.</text:p>
      <text:h text:style-name="Heading1" text:outline-level="1"><text:bookmark-start text:name="_Toc180582668"/><text:soft-page-break/>Research Theory:<text:bookmark-end text:name="_Toc180582668"/></text:h>
      <text:p text:style-name="Normal"/>
      <text:h text:style-name="Heading1" text:outline-level="1"><text:bookmark-start text:name="_Toc180582669"/>Explanation of What the App Is:<text:bookmark-end text:name="_Toc180582669"/></text:h>
      <text:p text:style-name="Normal">The app aims to perform facial attribute estimation, including age estimation, gender recognition, and race classification, using Multi-Task Learning.</text:p>
      <text:h text:style-name="Heading1" text:outline-level="1"><text:bookmark-start text:name="_Toc180582670"/>Why We Are Making It:<text:bookmark-end text:name="_Toc180582670"/></text:h>
      <text:p text:style-name="Normal">To create a more efficient and adaptable model for facial analysis that reduces computational costs while maintaining high accuracy.</text:p>
      <text:h text:style-name="Heading1" text:outline-level="1"><text:bookmark-start text:name="_Toc180582671"/>What It Will Be Used For:<text:bookmark-end text:name="_Toc180582671"/></text:h>
      <text:p text:style-name="Normal">Biometric authentication, human-computer interaction (HCI), marketing analysis (using facial expressions), camera autofocus, and demographic analysis.</text:p>
      <text:p text:style-name="Normal">How It Differs from Competitors:</text:p>
      <text:p text:style-name="Normal">Integrates MTL with EfficientNet-B3 for efficient use of resources.</text:p>
      <text:p text:style-name="Normal">Uses a combination of RGB and HSV color models for better lighting condition adaptation.</text:p>
      <text:p text:style-name="Normal">Employs Noisy Student Training to improve generalization.</text:p>
      <text:h text:style-name="Heading1" text:outline-level="1"><text:bookmark-start text:name="_Toc180582672"/>How It Works:<text:bookmark-end text:name="_Toc180582672"/></text:h>
      <text:p text:style-name="Normal">MTL approach trains a single model for multiple tasks (age, gender, race), with different loss functions (e.g., MSE for age, binary cross-entropy for gender).</text:p>
      <text:p text:style-name="Normal">Uses EfficientNet-B3's compound scaling to optimize the model’s parameters.</text:p>
      <text:p text:style-name="Normal">MTCNN detects faces and aligns landmarks before feature extraction.</text:p>
      <text:h text:style-name="Heading1" text:outline-level="1"/>
      <text:h text:style-name="Heading1" text:outline-level="1"><text:bookmark-start text:name="_Toc180582673"/>Risk Assessment:<text:bookmark-end text:name="_Toc180582673"/></text:h>
      <text:p text:style-name="Normal"/>
      <text:h text:style-name="Heading1" text:outline-level="1"><text:bookmark-start text:name="_Toc180582674"/>Potential Risks:<text:bookmark-end text:name="_Toc180582674"/></text:h>
      <text:p text:style-name="Normal">Bias in age, gender, or race classification due to unbalanced training data.</text:p>
      <text:p text:style-name="Normal">Ethical concerns in gender classification and privacy.</text:p>
      <text:p text:style-name="Normal">Model performance degradation in low-quality images or complex backgrounds.</text:p>
      <text:h text:style-name="Heading1" text:outline-level="1"><text:bookmark-start text:name="_Toc180582675"/>Severity of Risks:<text:bookmark-end text:name="_Toc180582675"/></text:h>
      <text:p text:style-name="Normal">Data bias: High, as it could affect real-world application fairness.</text:p>
      <text:p text:style-name="Normal">Ethical issues: Medium, depending on deployment use cases.</text:p>
      <text:p text:style-name="Normal">Performance under varying conditions: Medium, as it could affect usability.</text:p>
      <text:h text:style-name="Heading1" text:outline-level="1"><text:bookmark-start text:name="_Toc180582676"/><text:soft-page-break/>Mitigation of Risks:<text:bookmark-end text:name="_Toc180582676"/></text:h>
      <text:p text:style-name="Normal">Use diverse datasets to reduce bias.</text:p>
      <text:p text:style-name="Normal">Limit sensitive applications and seek ethical reviews.</text:p>
      <text:p text:style-name="Normal">Enhance image preprocessing to improve robustness in varying environments.</text:p>
      <text:p text:style-name="Normal"/>
      <text:h text:style-name="Heading1" text:outline-level="1"><text:bookmark-start text:name="_Toc180582677"/>2. Loss Function in Multi-Task Learning (MTL)<text:bookmark-end text:name="_Toc180582677"/></text:h>
      <text:p text:style-name="Normal"/>
      <text:h text:style-name="Heading1" text:outline-level="1"><text:bookmark-start text:name="_Toc180582678"/>Research Competitors:<text:bookmark-end text:name="_Toc180582678"/></text:h>
      <text:p text:style-name="Normal"/>
      <text:h text:style-name="Heading1" text:outline-level="1"><text:bookmark-start text:name="_Toc180582679"/>List of Competitors with Similar Ideas:<text:bookmark-end text:name="_Toc180582679"/></text:h>
      <text:p text:style-name="Normal">Facial attribute estimation frameworks using task-specific loss functions, such as VGGFace, AgeNet, or MobileNet.</text:p>
      <text:h text:style-name="Heading1" text:outline-level="1"><text:bookmark-start text:name="_Toc180582680"/>What Features They Have:<text:bookmark-end text:name="_Toc180582680"/></text:h>
      <text:p text:style-name="Normal">Loss function customization for different tasks: MSE for continuous tasks like age estimation, binary cross-entropy for binary tasks, and categorical cross-entropy for multi-class tasks.</text:p>
      <text:h text:style-name="Heading1" text:outline-level="1"><text:bookmark-start text:name="_Toc180582681"/>What Can Be Improved:<text:bookmark-end text:name="_Toc180582681"/></text:h>
      <text:p text:style-name="Normal">Combining loss functions with dynamic weighting to better balance task importance.</text:p>
      <text:p text:style-name="Normal">Addressing sensitivity to outliers, especially in regression tasks (e.g., MSE).</text:p>
      <text:h text:style-name="Heading1" text:outline-level="1"><text:bookmark-start text:name="_Toc180582682"/>Research Theory:<text:bookmark-end text:name="_Toc180582682"/></text:h>
      <text:p text:style-name="Normal"/>
      <text:h text:style-name="Heading1" text:outline-level="1"><text:bookmark-start text:name="_Toc180582683"/>Explanation of What the App Is:<text:bookmark-end text:name="_Toc180582683"/></text:h>
      <text:p text:style-name="Normal">The app uses different loss functions tailored for each task (age, gender, race) in a Multi-Task Learning setup to optimize model performance.</text:p>
      <text:h text:style-name="Heading1" text:outline-level="1"><text:bookmark-start text:name="_Toc180582684"/>Why We Are Making It:<text:bookmark-end text:name="_Toc180582684"/></text:h>
      <text:p text:style-name="Normal">To enhance model accuracy by fine-tuning loss functions specific to each facial attribute estimation task.</text:p>
      <text:h text:style-name="Heading1" text:outline-level="1"><text:bookmark-start text:name="_Toc180582685"/>What It Will Be Used For:<text:bookmark-end text:name="_Toc180582685"/></text:h>
      <text:p text:style-name="Normal">Improving predictions in facial recognition and attribute analysis applications by reducing errors in each task.</text:p>
      <text:h text:style-name="Heading1" text:outline-level="1"><text:bookmark-start text:name="_Toc180582686"/>How It Differs from Competitors:<text:bookmark-end text:name="_Toc180582686"/></text:h>
      <text:p text:style-name="Normal">Employs a weighted combination of loss functions, adapting weights during training for better task prioritization.</text:p>
      <text:h text:style-name="Heading1" text:outline-level="1"><text:bookmark-start text:name="_Toc180582687"/><text:soft-page-break/>How It Works:<text:bookmark-end text:name="_Toc180582687"/></text:h>
      <text:p text:style-name="Normal">For each task, a corresponding loss function (MSE for age, binary cross-entropy for gender, etc.) is used to minimize prediction errors across all tasks.</text:p>
      <text:h text:style-name="Heading1" text:outline-level="1"><text:bookmark-start text:name="_Toc180582688"/>How We Made It:<text:bookmark-end text:name="_Toc180582688"/></text:h>
      <text:p text:style-name="Normal">Implemented a weighted sum of different loss functions, with dynamic weight adjustments based on task-specific performance.</text:p>
      <text:h text:style-name="Heading1" text:outline-level="1"><text:bookmark-start text:name="_Toc180582689"/>Risk Assessment:<text:bookmark-end text:name="_Toc180582689"/></text:h>
      <text:p text:style-name="Normal"/>
      <text:h text:style-name="Heading1" text:outline-level="1"><text:bookmark-start text:name="_Toc180582690"/>Potential Risks:<text:bookmark-end text:name="_Toc180582690"/></text:h>
      <text:p text:style-name="Normal">Imbalance in the effectiveness of loss functions for different tasks.</text:p>
      <text:p text:style-name="Normal">Difficulty in tuning weights for the combined loss.</text:p>
      <text:h text:style-name="Heading1" text:outline-level="1"><text:bookmark-start text:name="_Toc180582691"/>Severity of Risks:<text:bookmark-end text:name="_Toc180582691"/></text:h>
      <text:p text:style-name="Normal">Imbalance in loss function performance: Medium.</text:p>
      <text:p text:style-name="Normal">Weight tuning complexity: High, as it affects the final model performance.</text:p>
      <text:h text:style-name="Heading1" text:outline-level="1"><text:bookmark-start text:name="_Toc180582692"/>Mitigation of Risks:<text:bookmark-end text:name="_Toc180582692"/></text:h>
      <text:p text:style-name="Normal">Experiment with various weighting strategies, including adaptive weight adjustments.</text:p>
      <text:p text:style-name="Normal">Use validation performance to adjust loss weights during training.</text:p>
      <text:h text:style-name="Heading1" text:outline-level="1"><text:bookmark-start text:name="_Toc180582693"/>3. Age-Loss in Facial Attribute Estimation<text:bookmark-end text:name="_Toc180582693"/></text:h>
      <text:p text:style-name="Normal"/>
      <text:h text:style-name="Heading1" text:outline-level="1"><text:bookmark-start text:name="_Toc180582694"/>Research Competitors:<text:bookmark-end text:name="_Toc180582694"/></text:h>
      <text:p text:style-name="Normal"/>
      <text:h text:style-name="Heading1" text:outline-level="1"><text:bookmark-start text:name="_Toc180582695"/>List of Competitors with Similar Ideas:<text:bookmark-end text:name="_Toc180582695"/></text:h>
      <text:p text:style-name="Normal">Age estimation methods using MSE or other regression loss functions.</text:p>
      <text:p text:style-name="Normal">Approaches like ordinal regression to improve age estimation accuracy.</text:p>
      <text:h text:style-name="Heading1" text:outline-level="1"><text:bookmark-start text:name="_Toc180582696"/>Reference the Sources:<text:bookmark-end text:name="_Toc180582696"/></text:h>
      <text:p text:style-name="Normal">Research on loss functions for regression tasks.</text:p>
      <text:p text:style-name="Normal">Comparison of MSE and alternative age estimation techniques.</text:p>
      <text:h text:style-name="Heading1" text:outline-level="1"><text:bookmark-start text:name="_Toc180582697"/>What Features They Have:<text:bookmark-end text:name="_Toc180582697"/></text:h>
      <text:p text:style-name="Normal">MSE is popular for its simplicity and effectiveness in regression.</text:p>
      <text:p text:style-name="Normal">Techniques to handle age estimation errors (e.g., robust loss functions).</text:p>
      <text:h text:style-name="Heading1" text:outline-level="1"><text:bookmark-start text:name="_Toc180582698"/><text:soft-page-break/>What Can Be Improved:<text:bookmark-end text:name="_Toc180582698"/></text:h>
      <text:p text:style-name="Normal">MSE's sensitivity to outliers can skew results.</text:p>
      <text:p text:style-name="Normal">Consider alternative loss functions like Huber loss to reduce outlier impact.</text:p>
      <text:p text:style-name="Normal">Research Theory:</text:p>
      <text:p text:style-name="Normal"/>
      <text:h text:style-name="Heading1" text:outline-level="1"><text:bookmark-start text:name="_Toc180582699"/>Explanation of What the App Is:<text:bookmark-end text:name="_Toc180582699"/></text:h>
      <text:p text:style-name="Normal">Uses age-related loss functions to enhance age prediction accuracy within a facial recognition system.</text:p>
      <text:h text:style-name="Heading1" text:outline-level="1"><text:bookmark-start text:name="_Toc180582700"/>Why We Are Making It:<text:bookmark-end text:name="_Toc180582700"/></text:h>
      <text:p text:style-name="Normal">To achieve more accurate age predictions by optimizing the choice of loss function.</text:p>
      <text:h text:style-name="Heading1" text:outline-level="1"><text:bookmark-start text:name="_Toc180582701"/>What It Will Be Used For:<text:bookmark-end text:name="_Toc180582701"/></text:h>
      <text:p text:style-name="Normal">Real-world applications like age verification, demographic analysis, and user experience personalization.</text:p>
      <text:h text:style-name="Heading1" text:outline-level="1"><text:bookmark-start text:name="_Toc180582702"/>How It Differs from Competitors:<text:bookmark-end text:name="_Toc180582702"/></text:h>
      <text:p text:style-name="Normal">Employs additional techniques to address the limitations of MSE, such as hybrid loss functions.</text:p>
      <text:h text:style-name="Heading1" text:outline-level="1"><text:bookmark-start text:name="_Toc180582703"/>How It Works:<text:bookmark-end text:name="_Toc180582703"/></text:h>
      <text:p text:style-name="Normal">Applies MSE to measure the difference between predicted and actual age values, while incorporating strategies to handle outliers.</text:p>
      <text:h text:style-name="Heading1" text:outline-level="1"><text:bookmark-start text:name="_Toc180582704"/>How We Made It:<text:bookmark-end text:name="_Toc180582704"/></text:h>
      <text:p text:style-name="Normal">Implemented MSE with custom modifications to improve robustness to age prediction errors.</text:p>
      <text:p text:style-name="Normal">Risk Assessment:</text:p>
      <text:p text:style-name="Normal"/>
      <text:h text:style-name="Heading1" text:outline-level="1"><text:bookmark-start text:name="_Toc180582705"/>Potential Risks:<text:bookmark-end text:name="_Toc180582705"/></text:h>
      <text:p text:style-name="Normal">High sensitivity to age prediction outliers.</text:p>
      <text:p text:style-name="Normal">Inaccurate age estimates can affect downstream tasks.</text:p>
      <text:h text:style-name="Heading1" text:outline-level="1"><text:bookmark-start text:name="_Toc180582706"/>Severity of Risks:<text:bookmark-end text:name="_Toc180582706"/></text:h>
      <text:p text:style-name="Normal">Outlier sensitivity: High.</text:p>
      <text:p text:style-name="Normal">Impact on downstream tasks: Medium.</text:p>
      <text:h text:style-name="Heading1" text:outline-level="1"><text:bookmark-start text:name="_Toc180582707"/>Mitigation of Risks:<text:bookmark-end text:name="_Toc180582707"/></text:h>
      <text:p text:style-name="Normal">Incorporate robust loss functions to reduce outlier impact.</text:p>
      <text:p text:style-name="Normal">Apply post-processing techniques for further smoothing of age estimates.</text:p>
      <text:soft-page-break/>
      <text:h text:style-name="Heading1" text:outline-level="1">4. Multi-task Cascaded Convolutional Networks (MTCNN)</text:h>
      <text:p text:style-name="Normal"/>
      <text:h text:style-name="Heading1" text:outline-level="1"><text:bookmark-start text:name="_Toc180582708"/>Research Competitors:<text:bookmark-end text:name="_Toc180582708"/></text:h>
      <text:p text:style-name="Normal"/>
      <text:p text:style-name="Normal">List of Competitors with Similar Ideas:</text:p>
      <text:p text:style-name="Normal">YOLO, SSD, and Dlib for real-time face detection and facial landmark alignment.</text:p>
      <text:h text:style-name="Heading1" text:outline-level="1"><text:bookmark-start text:name="_Toc180582709"/>Reference the Sources:<text:bookmark-end text:name="_Toc180582709"/></text:h>
      <text:p text:style-name="Normal">The original MTCNN paper by Zhang et al. (2016).</text:p>
      <text:p text:style-name="Normal">Comparative studies between MTCNN, YOLO, and SSD for face detection accuracy.</text:p>
      <text:h text:style-name="Heading1" text:outline-level="1"><text:bookmark-start text:name="_Toc180582710"/>What Features They Have:<text:bookmark-end text:name="_Toc180582710"/></text:h>
      <text:p text:style-name="Normal">Cascaded networks for progressive face detection.</text:p>
      <text:p text:style-name="Normal">Landmark alignment to enhance face recognition and attribute estimation.</text:p>
      <text:h text:style-name="Heading1" text:outline-level="1"><text:bookmark-start text:name="_Toc180582711"/>What Can Be Improved:<text:bookmark-end text:name="_Toc180582711"/></text:h>
      <text:p text:style-name="Normal">Reducing computational cost for real-time applications.</text:p>
      <text:p text:style-name="Normal">Improving detection under challenging conditions like occlusions or extreme angles.</text:p>
      <text:h text:style-name="Heading1" text:outline-level="1"><text:bookmark-start text:name="_Toc180582712"/>Research Theory:<text:bookmark-end text:name="_Toc180582712"/></text:h>
      <text:p text:style-name="Normal"/>
      <text:h text:style-name="Heading1" text:outline-level="1"><text:bookmark-start text:name="_Toc180582713"/>Explanation of What the App Is:<text:bookmark-end text:name="_Toc180582713"/></text:h>
      <text:p text:style-name="Normal">Uses MTCNN for detecting faces and aligning facial features in images, enhancing the quality of facial recognition tasks.</text:p>
      <text:h text:style-name="Heading1" text:outline-level="1"><text:bookmark-start text:name="_Toc180582714"/>Why We Are Making It:<text:bookmark-end text:name="_Toc180582714"/></text:h>
      <text:p text:style-name="Normal">To provide a reliable face detection and alignment solution that supports downstream tasks.</text:p>
      <text:h text:style-name="Heading1" text:outline-level="1"><text:bookmark-start text:name="_Toc180582715"/>What It Will Be Used For:<text:bookmark-end text:name="_Toc180582715"/></text:h>
      <text:p text:style-name="Normal">Applications in facial recognition, emotion detection, and augmented reality.</text:p>
      <text:h text:style-name="Heading1" text:outline-level="1"><text:bookmark-start text:name="_Toc180582716"/>How It Differs from Competitors:<text:bookmark-end text:name="_Toc180582716"/></text:h>
      <text:p text:style-name="Normal">Combines face detection with landmark alignment in a single framework.</text:p>
      <text:h text:style-name="Heading1" text:outline-level="1"><text:bookmark-start text:name="_Toc180582717"/>How It Works:<text:bookmark-end text:name="_Toc180582717"/></text:h>
      <text:p text:style-name="Normal">MTCNN uses a multi-stage process to detect faces, refining results at each stage for better accuracy.</text:p>
      <text:h text:style-name="Heading1" text:outline-level="1"><text:bookmark-start text:name="_Toc180582718"/><text:soft-page-break/>How We Made It:<text:bookmark-end text:name="_Toc180582718"/></text:h>
      <text:p text:style-name="Normal">Implemented the three-stage cascaded network structure, optimizing it for real-time performance.</text:p>
      <text:h text:style-name="Heading1" text:outline-level="1"><text:bookmark-start text:name="_Toc180582719"/>Risk Assessment:<text:bookmark-end text:name="_Toc180582719"/></text:h>
      <text:p text:style-name="Normal"/>
      <text:h text:style-name="Heading1" text:outline-level="1"><text:bookmark-start text:name="_Toc180582720"/>Potential Risks:<text:bookmark-end text:name="_Toc180582720"/></text:h>
      <text:p text:style-name="Normal">False positives in crowded scenes.</text:p>
      <text:p text:style-name="Normal">Performance degradation with small or low-resolution faces.</text:p>
      <text:h text:style-name="Heading1" text:outline-level="1"><text:bookmark-start text:name="_Toc180582721"/>Severity of Risks:<text:bookmark-end text:name="_Toc180582721"/></text:h>
      <text:p text:style-name="Normal">False positives: Medium.</text:p>
      <text:p text:style-name="Normal">Low-resolution performance: High.</text:p>
      <text:h text:style-name="Heading1" text:outline-level="1"><text:bookmark-start text:name="_Toc180582722"/>Mitigation of Risks:<text:bookmark-end text:name="_Toc180582722"/></text:h>
      <text:p text:style-name="Normal">Use additional filtering techniques to reduce false positives.</text:p>
      <text:p text:style-name="Normal">Train with diverse datasets to improve robustness in varying conditions.</text:p>
      <text:h text:style-name="Heading1" text:outline-level="1"><text:bookmark-start text:name="_Toc180582723"/>5. EfficientNet-B3 Overview<text:bookmark-end text:name="_Toc180582723"/></text:h>
      <text:p text:style-name="Normal"/>
      <text:h text:style-name="Heading1" text:outline-level="1"><text:bookmark-start text:name="_Toc180582724"/>Research Competitors:<text:bookmark-end text:name="_Toc180582724"/></text:h>
      <text:p text:style-name="Normal"/>
      <text:p text:style-name="Normal">List of Competitors with Similar Ideas:</text:p>
      <text:p text:style-name="Normal">MobileNet, ResNet, DenseNet, and other efficient deep learning architectures.</text:p>
      <text:h text:style-name="Heading1" text:outline-level="1"><text:bookmark-start text:name="_Toc180582725"/>What Features They Have:<text:bookmark-end text:name="_Toc180582725"/></text:h>
      <text:p text:style-name="Normal">Compound scaling for balancing width, height, and depth.</text:p>
      <text:p text:style-name="Normal">Efficient parameter usage to achieve high accuracy with low computational costs.</text:p>
      <text:h text:style-name="Heading1" text:outline-level="1"><text:bookmark-start text:name="_Toc180582726"/>What Can Be Improved:<text:bookmark-end text:name="_Toc180582726"/></text:h>
      <text:p text:style-name="Normal">Further optimization for ultra-low-resource environments.</text:p>
      <text:p text:style-name="Normal">Scalability to even larger tasks or datasets.</text:p>
      <text:h text:style-name="Heading1" text:outline-level="1"><text:bookmark-start text:name="_Toc180582727"/>Research Theory:<text:bookmark-end text:name="_Toc180582727"/></text:h>
      <text:p text:style-name="Normal"/>
      <text:h text:style-name="Heading1" text:outline-level="1"><text:bookmark-start text:name="_Toc180582728"/>Explanation of What the App Is:<text:bookmark-end text:name="_Toc180582728"/></text:h>
      <text:p text:style-name="Normal">EfficientNet-B3 is used as the backbone model for feature extraction in multi-task learning.</text:p>
      <text:h text:style-name="Heading1" text:outline-level="1"><text:bookmark-start text:name="_Toc180582729"/><text:soft-page-break/>Why We Are Making It:<text:bookmark-end text:name="_Toc180582729"/></text:h>
      <text:p text:style-name="Normal">To balance high accuracy and computational efficiency in facial attribute estimation tasks.</text:p>
      <text:h text:style-name="Heading1" text:outline-level="1"><text:bookmark-start text:name="_Toc180582730"/>What It Will Be Used For:<text:bookmark-end text:name="_Toc180582730"/></text:h>
      <text:p text:style-name="Normal">Real-time applications where speed and accuracy are critical.</text:p>
      <text:h text:style-name="Heading1" text:outline-level="1"><text:bookmark-start text:name="_Toc180582731"/>How It Differs from Competitors:<text:bookmark-end text:name="_Toc180582731"/></text:h>
      <text:p text:style-name="Normal">Uses compound scaling to uniformly adjust model dimensions, improving efficiency.</text:p>
      <text:h text:style-name="Heading1" text:outline-level="1"><text:bookmark-start text:name="_Toc180582732"/>How It Works:<text:bookmark-end text:name="_Toc180582732"/></text:h>
      <text:p text:style-name="Normal">EfficientNet-B3 scales its architecture by adjusting width, height, and depth based on a set of scaling coefficients.</text:p>
      <text:h text:style-name="Heading1" text:outline-level="1"><text:bookmark-start text:name="_Toc180582733"/>How We Made It:<text:bookmark-end text:name="_Toc180582733"/></text:h>
      <text:p text:style-name="Normal">Implemented EfficientNet-B3 with pre-trained weights and fine-tuned for the specific tasks.</text:p>
      <text:h text:style-name="Heading1" text:outline-level="1"><text:bookmark-start text:name="_Toc180582734"/>Risk Assessment:<text:bookmark-end text:name="_Toc180582734"/></text:h>
      <text:p text:style-name="Normal"/>
      <text:h text:style-name="Heading1" text:outline-level="1"><text:bookmark-start text:name="_Toc180582735"/>Potential Risks:<text:bookmark-end text:name="_Toc180582735"/></text:h>
      <text:p text:style-name="Normal">Computational overhead on less powerful devices.</text:p>
      <text:p text:style-name="Normal">Overfitting in smaller datasets.</text:p>
      <text:h text:style-name="Heading1" text:outline-level="1"><text:bookmark-start text:name="_Toc180582736"/>Severity of Risks:<text:bookmark-end text:name="_Toc180582736"/></text:h>
      <text:p text:style-name="Normal">Overhead: Medium.</text:p>
      <text:p text:style-name="Normal">Overfitting: Low with proper regularization.</text:p>
      <text:h text:style-name="Heading1" text:outline-level="1"><text:bookmark-start text:name="_Toc180582737"/>Mitigation of Risks:<text:bookmark-end text:name="_Toc180582737"/></text:h>
      <text:p text:style-name="Normal">Use quantization or pruning techniques to reduce model size.</text:p>
      <text:p text:style-name="Normal">Implement dropout and other regularization techniques to prevent overfitting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text-properties style:letter-kerning="false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21315413 David Drohan</meta:initial-creator>
    <dc:creator>C21315413 David Drohan</dc:creator>
    <meta:creation-date>2024-10-23T12:14:00Z</meta:creation-date>
    <dc:date>2024-10-23T12:32:00Z</dc:date>
    <meta:template xlink:href="Normal.dotm" xlink:type="simple"/>
    <meta:editing-cycles>1</meta:editing-cycles>
    <meta:editing-duration>PT1080S</meta:editing-duration>
    <meta:document-statistic meta:page-count="10" meta:paragraph-count="33" meta:word-count="2494" meta:character-count="16678" meta:row-count="118" meta:non-whitespace-character-count="14217"/>
  </office:meta>
</office:document-meta>
</file>